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87458" officeooo:paragraph-rsid="00087458"/>
    </style:style>
    <style:style style:name="P3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7458" officeooo:paragraph-rsid="00087458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8d94f" officeooo:paragraph-rsid="0008d94f"/>
    </style:style>
    <style:style style:name="P6" style:family="paragraph" style:parent-style-name="Standard">
      <style:paragraph-properties fo:text-align="center" style:justify-single-word="false"/>
      <style:text-properties fo:font-size="44pt" fo:font-weight="bold" officeooo:rsid="00087458" officeooo:paragraph-rsid="00087458" style:font-size-asian="44pt" style:font-weight-asian="bold" style:font-size-complex="44pt" style:font-weight-complex="bold"/>
    </style:style>
    <style:style style:name="P7" style:family="paragraph" style:parent-style-name="Footer">
      <style:text-properties officeooo:rsid="0008d94f" officeooo:paragraph-rsid="0008d94f"/>
    </style:style>
    <style:style style:name="T1" style:family="text">
      <style:text-properties officeooo:rsid="0008d94f"/>
    </style:style>
    <style:style style:name="T2" style:family="text">
      <style:text-properties officeooo:rsid="000be707"/>
    </style:style>
    <style:style style:name="T3" style:family="text">
      <style:text-properties officeooo:rsid="000e49ee"/>
    </style:style>
    <style:style style:name="T4" style:family="text">
      <style:text-properties style:text-position="0% 100%" officeooo:rsid="000e49ee"/>
    </style:style>
    <style:style style:name="T5" style:family="text">
      <style:text-properties style:text-position="0% 100%" officeooo:rsid="001175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Pouvoir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énom et nom :</text:p>
      <text:p text:style-name="P3"/>
      <text:p text:style-name="P3">Adresse :</text:p>
      <text:p text:style-name="P2"/>
      <text:p text:style-name="P2"/>
      <text:p text:style-name="P2"/>
      <text:p text:style-name="P2"/>
      <text:p text:style-name="P2"/>
      <text:p text:style-name="P2"/>
      <text:p text:style-name="P2">Donne pouvoir à ……………………………………de me représenter à l’Assemblée Générale ordinaire de l’association A3C <text:span text:style-name="T1">presqu’île </text:span>qui <text:span text:style-name="T2">a</text:span> lieu le samedi <text:span text:style-name="T5">24</text:span> <text:span text:style-name="T3">avril 2021</text:span> <text:span text:style-name="T1">à 10h à St Molf et lui donne pouvoir pour toutes décisions prises ou à prendre.</text:span></text:p>
      <text:p text:style-name="P5"/>
      <text:p text:style-name="P5"/>
      <text:p text:style-name="P5"/>
      <text:p text:style-name="P5"/>
      <text:p text:style-name="P5"/>
      <text:p text:style-name="P5">Fait à :</text:p>
      <text:p text:style-name="P5"/>
      <text:p text:style-name="P5">le : </text:p>
      <text:p text:style-name="P5"/>
      <text:p text:style-name="P5"/>
      <text:p text:style-name="P5">Signature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8d94f" officeooo:paragraph-rsid="0008d9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sociation de Concept Culinaire Créatif (A3C) de la presqu’île de Guérande</text:p>
      </style:header>
      <style:footer>
        <text:p text:style-name="MP2">A3C presqu’île</text:p>
        <text:p text:style-name="MP2">1 rue du Languernais</text:p>
        <text:p text:style-name="MP2">44350 St Molf</text:p>
        <text:p text:style-name="MP2">Tél : 06.71.28.39.3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47:57.758500496</meta:creation-date>
    <meta:print-date>2019-05-13T15:12:01.251943166</meta:print-date>
    <dc:date>2021-03-30T16:36:00.218885659</dc:date>
    <meta:editing-duration>PT12M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75" meta:character-count="425" meta:non-whitespace-character-count="360"/>
  </office:meta>
</office:document-meta>
</file>